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Preformatted_20_Text">
      <style:paragraph-properties fo:margin-top="1in" fo:margin-bottom="0.1965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lligent Agentic Engineering (IAE): A Unified Discipline for Agent Assembly</text:p>
      <text:p text:style-name="Text_20_body"><text:span text:style-name="Strong_20_Emphasis">Authors:</text:span> Council of Elders (Gemini 2.5 Pro, GPT-5, Claude Opus 4) <text:span text:style-name="Strong_20_Emphasis">Version:</text:span> 1.1 <text:span text:style-name="Strong_20_Emphasis">Date:</text:span> October 6, 2025 <text:span text:style-name="Strong_20_Emphasis">Status:</text:span> Academic/Business Publication Draft</text:p>
      <text:p text:style-name="Horizontal_20_Line"/>
      <text:h text:style-name="Heading_20_2" text:outline-level="2">Abstract</text:h>
      <text:p text:style-name="Text_20_body">We present <text:span text:style-name="Strong_20_Emphasis">Intelligent Agentic Engineering (IAE)</text:span>, a comprehensive discipline for designing, assembling, and operating intelligent agents built on the <text:span text:style-name="Strong_20_Emphasis">Multipurpose Agentic Duo (MAD)</text:span> architecture pattern. IAE unifies four specialized disciplines—context management (ICCM), decision engineering (IDE), execution engineering (IEE), and agent assembly (IAE)—into a cohesive framework that separates cognition from action. Through canonical contracts, versioned conversation protocols, and a centralized State Manager, IAE enables independent evolution of components while maintaining system coherence. We demonstrate how the operational feedback loop—from decision through execution to state update—creates a continuous improvement cycle that enhances agent performance over time.</text:p>
      <text:p text:style-name="Text_20_body"><text:span text:style-name="Strong_20_Emphasis">Keywords:</text:span> Intelligent Agents, MAD Architecture, Agent Assembly, Context Engineering, Decision Engineering, Execution Engineering, State Management</text:p>
      <text:p text:style-name="Horizontal_20_Line"/>
      <text:h text:style-name="Heading_20_2" text:outline-level="2">1. Introduction</text:h>
      <text:h text:style-name="Heading_20_3" text:outline-level="3">1.1 Motivation</text:h>
      <text:p text:style-name="Text_20_body">Modern intelligent agents face a fundamental challenge: how to combine deliberative reasoning with rapid execution while maintaining auditability, safety, and adaptability. Traditional monolithic architectures tightly couple decision-making with action, creating brittle systems that are difficult to test, validate, and evolve.</text:p>
      <text:p text:style-name="Text_20_body"><text:span text:style-name="Strong_20_Emphasis">Intelligent Agentic Engineering (IAE)</text:span> addresses this challenge through systematic separation of concerns. IAE is not merely an architecture—it is a complete discipline for agent assembly that integrates four specialized engineering domains into a unified whole.</text:p>
      <text:h text:style-name="Heading_20_3" text:outline-level="3">1.2 Core Insight: Separation of Cognition from Action</text:h>
      <text:p text:style-name="Text_20_body">IAE produces agents based on the <text:span text:style-name="Strong_20_Emphasis">Multipurpose Agentic Duo (MAD)</text:span> pattern, which separates:</text:p>
      <text:list text:style-name="L1">
        <text:list-item>
          <text:p text:style-name="P2"><text:span text:style-name="Strong_20_Emphasis">Thinking Engine:</text:span> Deliberative, auditable, model-agnostic cognition </text:p>
        </text:list-item>
        <text:list-item>
          <text:p text:style-name="P3"><text:span text:style-name="Strong_20_Emphasis">Doing Engine:</text:span> Fast, sandboxed, domain-specific execution </text:p>
        </text:list-item>
      </text:list>
      <text:p text:style-name="Text_20_body">This separation enables independent optimization, testing, and evolution of each subsystem while maintaining strong contracts at their boundary.</text:p>
      <text:p text:style-name="Text_20_body">![Figure 1: MAD Architecture showing separation of Thinking and Doing Engines](file:///mnt/irina_storage/files/temp/playfair/iae_diagrams/01_mad_architecture.svg)</text:p>
      <text:p text:style-name="Text_20_body"><text:span text:style-name="Emphasis">Figure 1: The MAD (Multipurpose Agentic Duo) architecture separates cognition (Thinking Engine) from action (Doing Engine), with the State Manager providing authoritative memory.</text:span></text:p>
      <text:p text:style-name="Horizontal_20_Line"/>
      <text:h text:style-name="Heading_20_2" text:outline-level="2">2. Theoretical Foundation</text:h>
      <text:h text:style-name="Heading_20_3" text:outline-level="3">2.1 The Quaternary Structure</text:h>
      <text:p text:style-name="Text_20_body">IAE integrates four specialized disciplines, each addressing a distinct aspect of intelligent agent construction:</text:p>
      <text:list text:style-name="L2">
        <text:list-item>
          <text:p text:style-name="P4"><text:span text:style-name="Strong_20_Emphasis">ICCM (Intelligent Context &amp; Conversation Management):</text:span> Transforms raw data into structured context through the Context Engineering Transformation (CET). Manages conversation archives and active sessions.</text:p>
        </text:list-item>
        <text:list-item>
          <text:p text:style-name="P4"><text:span text:style-name="Strong_20_Emphasis">IDE (Intelligent Decision Engineering):</text:span> Combines deterministic policy (Rules Engine) with synthesis under uncertainty (Decision Engine for Reasoning, DER) to produce executable decisions.</text:p>
        </text:list-item>
        <text:list-item>
          <text:p text:style-name="P4"><text:span text:style-name="Strong_20_Emphasis">IEE (Intelligent Execution Engineering):</text:span> Provides domain-specific tools and APIs, validates safety, and synthesizes execution outcomes.</text:p>
        </text:list-item>
        <text:list-item>
          <text:p text:style-name="P4"><text:span text:style-name="Strong_20_Emphasis">IAE (Intelligent Agentic Engineering):</text:span> Assembles Full MADs by integrating components from the other three disciplines. Owns the State Manager, which provides authoritative memory for all agents.</text:p>
        </text:list-item>
      </text:list>
      <text:p text:style-name="Text_20_body">![Figure 2: Quaternary Structure showing integration of four disciplines](file:///mnt/irina_storage/files/temp/playfair/iae_diagrams/02_quaternary_structure.svg)</text:p>
      <text:p text:style-name="Text_20_body"><text:span text:style-name="Emphasis">Figure 2: The IAE Quaternary Structure integrates ICCM (context), IDE (decisions), IEE (execution), and IAE (assembly) into cohesive Full MADs.</text:span></text:p>
      <text:h text:style-name="Heading_20_3" text:outline-level="3">2.2 Thinking Engine Composition</text:h>
      <text:p text:style-name="Text_20_body">The Thinking Engine comprises four components:</text:p>
      <text:list text:style-name="L3">
        <text:list-item>
          <text:p text:style-name="P5"><text:span text:style-name="Strong_20_Emphasis">CET (ICCM):</text:span> Transformation-only context engineering. Converts raw inputs into structured representations. </text:p>
        </text:list-item>
        <text:list-item>
          <text:p text:style-name="P5"><text:span text:style-name="Strong_20_Emphasis">Rules Engine (IDE):</text:span> Deterministic policy enforcement, safety guardrails, and pattern-matched responses for known regimes. </text:p>
        </text:list-item>
        <text:list-item>
          <text:p text:style-name="P5"><text:span text:style-name="Strong_20_Emphasis">DER (IDE):</text:span> Synthesis under uncertainty, multi-objective arbitration, and consultative reasoning. </text:p>
        </text:list-item>
        <text:list-item>
          <text:p text:style-name="P6"><text:span text:style-name="Strong_20_Emphasis">State Manager (IAE):</text:span> Authoritative memory system with tripartite data model (World Model, Task Context, Execution State). </text:p>
        </text:list-item>
      </text:list>
      <text:p text:style-name="Text_20_body"><text:span text:style-name="Strong_20_Emphasis">Note:</text:span> LLM Orchestra capability is provided externally by the <text:span text:style-name="Strong_20_Emphasis">LLM Conductor</text:span> Half-MAD and accessed via conversations, not embedded in the Thinking Engine.</text:p>
      <text:h text:style-name="Heading_20_3" text:outline-level="3">2.3 Doing Engine Philosophy</text:h>
      <text:p text:style-name="Text_20_body">The Doing Engine (IEE) executes decisions through domain-specific tools and APIs. Key principles:</text:p>
      <text:list text:style-name="L4">
        <text:list-item>
          <text:p text:style-name="P7"><text:span text:style-name="Strong_20_Emphasis">Sandboxed execution:</text:span> All actions occur in controlled environments with rollback capability. </text:p>
        </text:list-item>
        <text:list-item>
          <text:p text:style-name="P7"><text:span text:style-name="Strong_20_Emphasis">Safety-first validation:</text:span> Preconditions verified before execution; outcomes validated afterward. </text:p>
        </text:list-item>
        <text:list-item>
          <text:p text:style-name="P7"><text:span text:style-name="Strong_20_Emphasis">Outcome synthesis:</text:span> Raw results transformed into structured Execution Outcome Packages. </text:p>
        </text:list-item>
        <text:list-item>
          <text:p text:style-name="P8"><text:span text:style-name="Strong_20_Emphasis">State reporting:</text:span> All execution results persisted via the State Manager for feedback loop integration. </text:p>
        </text:list-item>
      </text:list>
      <text:h text:style-name="Heading_20_3" text:outline-level="3">2.4 Operational Feedback Loop</text:h>
      <text:p text:style-name="Text_20_body">IAE’s continuous improvement mechanism flows through six stages:</text:p>
      <text:list text:style-name="L5">
        <text:list-item>
          <text:p text:style-name="P9"><text:span text:style-name="Strong_20_Emphasis">Decision (IDE):</text:span> Rules Engine and DER produce a Decision Package. </text:p>
        </text:list-item>
        <text:list-item>
          <text:p text:style-name="P9"><text:span text:style-name="Strong_20_Emphasis">Execution (IEE):</text:span> Doing Engine performs the selected action. </text:p>
        </text:list-item>
        <text:list-item>
          <text:p text:style-name="P9"><text:span text:style-name="Strong_20_Emphasis">Outcome (IEE):</text:span> Safety validation and result synthesis. </text:p>
        </text:list-item>
        <text:list-item>
          <text:p text:style-name="P9"><text:span text:style-name="Strong_20_Emphasis">State Update (IAE):</text:span> Execution Outcome persisted; World Model updated. </text:p>
        </text:list-item>
        <text:list-item>
          <text:p text:style-name="P9"><text:span text:style-name="Strong_20_Emphasis">Context Refresh (ICCM):</text:span> New world state enriches context quality. </text:p>
        </text:list-item>
        <text:list-item>
          <text:p text:style-name="P10"><text:span text:style-name="Strong_20_Emphasis">Better Decision (IDE):</text:span> Improved context enables refined decisions. </text:p>
        </text:list-item>
      </text:list>
      <text:p text:style-name="Text_20_body">![Figure 3: Operational Feedback Loop](file:///mnt/irina_storage/files/temp/playfair/iae_diagrams/03_feedback_loop.svg)</text:p>
      <text:p text:style-name="Text_20_body"><text:span text:style-name="Emphasis">Figure 3: The Operational Feedback Loop creates continuous improvement: decisions inform execution, outcomes update state, and refreshed context enables better future decisions.</text:span></text:p>
      <text:p text:style-name="Horizontal_20_Line"/>
      <text:h text:style-name="Heading_20_2" text:outline-level="2">3. Architecture Components and Specifications</text:h>
      <text:h text:style-name="Heading_20_3" text:outline-level="3">3.1 State Manager: The Authoritative Memory System</text:h>
      <text:p text:style-name="Text_20_body">The State Manager (IAE-owned) is the backbone of all MADs. It provides:</text:p>
      <text:h text:style-name="Heading_20_4" text:outline-level="4">3.1.1 Tripartite Data Model</text:h>
      <text:list text:style-name="L6">
        <text:list-item>
          <text:p text:style-name="P11"><text:span text:style-name="Strong_20_Emphasis">World Model:</text:span> Facts, entities, and relationships representing the agent’s environment. Versioned and content-addressable. </text:p>
        </text:list-item>
        <text:list-item>
          <text:p text:style-name="P11"><text:span text:style-name="Strong_20_Emphasis">Task Context:</text:span> Active goals, constraints, and problem frames for current work. </text:p>
        </text:list-item>
        <text:list-item>
          <text:p text:style-name="P12"><text:span text:style-name="Strong_20_Emphasis">Execution State:</text:span> Historical record of decisions, outcomes, and state transitions. </text:p>
        </text:list-item>
      </text:list>
      <text:h text:style-name="Heading_20_4" text:outline-level="4">3.1.2 Global Properties</text:h>
      <text:list text:style-name="L7">
        <text:list-item>
          <text:p text:style-name="P13"><text:span text:style-name="Strong_20_Emphasis">Versioning:</text:span> Immutable-by-default records with version IDs (ULIDs). </text:p>
        </text:list-item>
        <text:list-item>
          <text:p text:style-name="P13"><text:span text:style-name="Strong_20_Emphasis">Content addressing:</text:span> Artifacts referenced by cryptographic hash. </text:p>
        </text:list-item>
        <text:list-item>
          <text:p text:style-name="P13"><text:span text:style-name="Strong_20_Emphasis">Optimistic concurrency:</text:span> Readers never block writers; conflicts resolved through versioning. </text:p>
        </text:list-item>
        <text:list-item>
          <text:p text:style-name="P13"><text:span text:style-name="Strong_20_Emphasis">Access control:</text:span> Tenancy separation and role-based permissions. </text:p>
        </text:list-item>
        <text:list-item>
          <text:p text:style-name="P14"><text:span text:style-name="Strong_20_Emphasis">Time-travel reads:</text:span> Query any historical state version. </text:p>
        </text:list-item>
      </text:list>
      <text:h text:style-name="Heading_20_4" text:outline-level="4">3.1.3 Core APIs</text:h>
      <text:p text:style-name="Text_20_body"><text:span text:style-name="Strong_20_Emphasis">World Model APIs:</text:span></text:p>
      <text:list text:style-name="L8">
        <text:list-item>
          <text:p text:style-name="P15"><text:span text:style-name="Source_20_Text">get_world_snapshot(version_id)</text:span> → current world state </text:p>
        </text:list-item>
        <text:list-item>
          <text:p text:style-name="P15"><text:span text:style-name="Source_20_Text">put_world_fact(fact, metadata)</text:span> → new version ID </text:p>
        </text:list-item>
        <text:list-item>
          <text:p text:style-name="P16"><text:span text:style-name="Source_20_Text">query_world(predicate)</text:span> → matching facts </text:p>
        </text:list-item>
      </text:list>
      <text:p text:style-name="Text_20_body"><text:span text:style-name="Strong_20_Emphasis">Task Context APIs:</text:span></text:p>
      <text:list text:style-name="L9">
        <text:list-item>
          <text:p text:style-name="P17"><text:span text:style-name="Source_20_Text">create_task_context(objectives, constraints)</text:span> → task_id </text:p>
        </text:list-item>
        <text:list-item>
          <text:p text:style-name="P17"><text:span text:style-name="Source_20_Text">read_task_context(task_id)</text:span> → current context </text:p>
        </text:list-item>
        <text:list-item>
          <text:p text:style-name="P18"><text:span text:style-name="Source_20_Text">update_task_context(task_id, changes)</text:span> → new version </text:p>
        </text:list-item>
      </text:list>
      <text:p text:style-name="Text_20_body"><text:span text:style-name="Strong_20_Emphasis">Execution State APIs:</text:span></text:p>
      <text:list text:style-name="L10">
        <text:list-item>
          <text:p text:style-name="P19"><text:span text:style-name="Source_20_Text">start_execution(decision_id)</text:span> → execution_id </text:p>
        </text:list-item>
        <text:list-item>
          <text:p text:style-name="P19"><text:span text:style-name="Source_20_Text">update_execution(execution_id, progress)</text:span> → status </text:p>
        </text:list-item>
        <text:list-item>
          <text:p text:style-name="P20"><text:span text:style-name="Source_20_Text">complete_execution(execution_id, outcome)</text:span> → persisted </text:p>
        </text:list-item>
      </text:list>
      <text:p text:style-name="Text_20_body"><text:span text:style-name="Strong_20_Emphasis">Cross-Cutting APIs:</text:span></text:p>
      <text:list text:style-name="L11">
        <text:list-item>
          <text:p text:style-name="P21"><text:span text:style-name="Source_20_Text">persist_decision_package(decision)</text:span> → decision_id </text:p>
        </text:list-item>
        <text:list-item>
          <text:p text:style-name="P21"><text:span text:style-name="Source_20_Text">persist_execution_outcome(outcome)</text:span> → outcome_id </text:p>
        </text:list-item>
        <text:list-item>
          <text:p text:style-name="P22"><text:span text:style-name="Source_20_Text">get_reasoning_trace(decision_id)</text:span> → trace DAG </text:p>
        </text:list-item>
      </text:list>
      <text:h text:style-name="Heading_20_3" text:outline-level="3">3.2 Canonical Contracts (Version 1)</text:h>
      <text:p text:style-name="Text_20_body">IAE defines five canonical data schemas that enable independent component evolution:</text:p>
      <text:h text:style-name="Heading_20_4" text:outline-level="4">3.2.1 Structured Context (CET → IDE)</text:h>
      <text:p text:style-name="Preformatted_20_Text"><text:span text:style-name="Source_20_Text">{</text:span></text:p>
      <text:p text:style-name="Preformatted_20_Text"><text:span text:style-name="Source_20_Text"><text:s text:c="2"/>"context_id": "string (ULID)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task_id": "string",</text:span></text:p>
      <text:p text:style-name="Preformatted_20_Text"><text:span text:style-name="Source_20_Text"><text:s text:c="2"/>"problem_frame": {</text:span></text:p>
      <text:p text:style-name="Preformatted_20_Text"><text:span text:style-name="Source_20_Text"><text:s text:c="4"/>"objectives": [],</text:span></text:p>
      <text:p text:style-name="Preformatted_20_Text"><text:span text:style-name="Source_20_Text"><text:s text:c="4"/>"constraints": [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eatures": [</text:span></text:p>
      <text:p text:style-name="Preformatted_20_Text"><text:span text:style-name="Source_20_Text"><text:s text:c="4"/>{"name": "...", "value": "..."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world_refs": {</text:span></text:p>
      <text:p text:style-name="Preformatted_20_Text"><text:span text:style-name="Source_20_Text"><text:s text:c="4"/>"world_version_id": "..."</text:span></text:p>
      <text:p text:style-name="Preformatted_20_Text"><text:span text:style-name="Source_20_Text"><text:s text:c="2"/>}</text:span></text:p>
      <text:p text:style-name="P23"><text:span text:style-name="Source_20_Text">}</text:span></text:p>
      <text:h text:style-name="Heading_20_4" text:outline-level="4">3.2.2 Rule Engine Output (Rules → DER)</text:h>
      <text:p text:style-name="Preformatted_20_Text"><text:span text:style-name="Source_20_Text">{</text:span></text:p>
      <text:p text:style-name="Preformatted_20_Text"><text:span text:style-name="Source_20_Text"><text:s text:c="2"/>"rule_output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status": "enum {HIGH_CONFIDENCE_MATCH, PARTIAL_MATCH, NO_MATCH}",</text:span></text:p>
      <text:p text:style-name="Preformatted_20_Text"><text:span text:style-name="Source_20_Text"><text:s text:c="2"/>"matches": [</text:span></text:p>
      <text:p text:style-name="Preformatted_20_Text"><text:span text:style-name="Source_20_Text"><text:s text:c="4"/>{"rule_id": "...", "action_proposal": "..."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guardrails_triggered": []</text:span></text:p>
      <text:p text:style-name="P23"><text:span text:style-name="Source_20_Text">}</text:span></text:p>
      <text:h text:style-name="Heading_20_4" text:outline-level="4">3.2.3 Decision Package (DER → Doing Engine)</text:h>
      <text:p text:style-name="Preformatted_20_Text"><text:span text:style-name="Source_20_Text">{</text:span></text:p>
      <text:p text:style-name="Preformatted_20_Text"><text:span text:style-name="Source_20_Text"><text:s text:c="2"/>"decision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task_id": "string",</text:span></text:p>
      <text:p text:style-name="Preformatted_20_Text"><text:span text:style-name="Source_20_Text"><text:s text:c="2"/>"selected_action": {</text:span></text:p>
      <text:p text:style-name="Preformatted_20_Text"><text:span text:style-name="Source_20_Text"><text:s text:c="4"/>"name": "string",</text:span></text:p>
      <text:p text:style-name="Preformatted_20_Text"><text:span text:style-name="Source_20_Text"><text:s text:c="4"/>"parameters": {},</text:span></text:p>
      <text:p text:style-name="Preformatted_20_Text"><text:span text:style-name="Source_20_Text"><text:s text:c="4"/>"preconditions": [],</text:span></text:p>
      <text:p text:style-name="Preformatted_20_Text"><text:span text:style-name="Source_20_Text"><text:s text:c="4"/>"expected_effects": [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safety_assertions": [],</text:span></text:p>
      <text:p text:style-name="Preformatted_20_Text"><text:span text:style-name="Source_20_Text"><text:s text:c="2"/>"confidence_score": "0-1",</text:span></text:p>
      <text:p text:style-name="Preformatted_20_Text"><text:span text:style-name="Source_20_Text"><text:s text:c="2"/>"human_review_required": "bool",</text:span></text:p>
      <text:p text:style-name="Preformatted_20_Text"><text:span text:style-name="Source_20_Text"><text:s text:c="2"/>"reasoning_trace_ref": "string",</text:span></text:p>
      <text:p text:style-name="Preformatted_20_Text"><text:span text:style-name="Source_20_Text"><text:s text:c="2"/>"references": {</text:span></text:p>
      <text:p text:style-name="Preformatted_20_Text"><text:span text:style-name="Source_20_Text"><text:s text:c="4"/>"context_id": "...",</text:span></text:p>
      <text:p text:style-name="Preformatted_20_Text"><text:span text:style-name="Source_20_Text"><text:s text:c="4"/>"rule_output_id": "...",</text:span></text:p>
      <text:p text:style-name="Preformatted_20_Text"><text:span text:style-name="Source_20_Text"><text:s text:c="4"/>"world_version_id": "..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onsultations": [</text:span></text:p>
      <text:p text:style-name="Preformatted_20_Text"><text:span text:style-name="Source_20_Text"><text:s text:c="4"/>{"provider": "LLM Conductor", "consultation_id": "..."}</text:span></text:p>
      <text:p text:style-name="Preformatted_20_Text"><text:span text:style-name="Source_20_Text"><text:s text:c="2"/>]</text:span></text:p>
      <text:p text:style-name="P23"><text:span text:style-name="Source_20_Text">}</text:span></text:p>
      <text:h text:style-name="Heading_20_4" text:outline-level="4">3.2.4 Execution Outcome Package (Doing Engine → State Manager)</text:h>
      <text:p text:style-name="Preformatted_20_Text"><text:span text:style-name="Source_20_Text">{</text:span></text:p>
      <text:p text:style-name="Preformatted_20_Text"><text:span text:style-name="Source_20_Text"><text:s text:c="2"/>"outcome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decision_id": "string",</text:span></text:p>
      <text:p text:style-name="Preformatted_20_Text"><text:span text:style-name="Source_20_Text"><text:s text:c="2"/>"status": "enum {success, failure, partial, aborted}",</text:span></text:p>
      <text:p text:style-name="Preformatted_20_Text"><text:span text:style-name="Source_20_Text"><text:s text:c="2"/>"observed_effects": [],</text:span></text:p>
      <text:p text:style-name="Preformatted_20_Text"><text:span text:style-name="Source_20_Text"><text:s text:c="2"/>"deviations": [</text:span></text:p>
      <text:p text:style-name="Preformatted_20_Text"><text:span text:style-name="Source_20_Text"><text:s text:c="4"/>{"expected": "...", "observed": "..."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safety_validation_results": [],</text:span></text:p>
      <text:p text:style-name="Preformatted_20_Text"><text:span text:style-name="Source_20_Text"><text:s text:c="2"/>"telemetry": {},</text:span></text:p>
      <text:p text:style-name="Preformatted_20_Text"><text:span text:style-name="Source_20_Text"><text:s text:c="2"/>"artifacts": [],</text:span></text:p>
      <text:p text:style-name="Preformatted_20_Text"><text:span text:style-name="Source_20_Text"><text:s text:c="2"/>"world_version_id_before": "string",</text:span></text:p>
      <text:p text:style-name="Preformatted_20_Text"><text:span text:style-name="Source_20_Text"><text:s text:c="2"/>"world_version_id_after": "string",</text:span></text:p>
      <text:p text:style-name="Preformatted_20_Text"><text:span text:style-name="Source_20_Text"><text:s text:c="2"/>"reengagement_advice": {}</text:span></text:p>
      <text:p text:style-name="P23"><text:span text:style-name="Source_20_Text">}</text:span></text:p>
      <text:h text:style-name="Heading_20_4" text:outline-level="4">3.2.5 Reasoning Trace (Audit and Replay)</text:h>
      <text:p text:style-name="Preformatted_20_Text"><text:span text:style-name="Source_20_Text">{</text:span></text:p>
      <text:p text:style-name="Preformatted_20_Text"><text:span text:style-name="Source_20_Text"><text:s text:c="2"/>"trace_id": "string",</text:span></text:p>
      <text:p text:style-name="Preformatted_20_Text"><text:span text:style-name="Source_20_Text"><text:s text:c="2"/>"decision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structure": "directed acyclic graph of nodes"</text:span></text:p>
      <text:p text:style-name="P23"><text:span text:style-name="Source_20_Text">}</text:span></text:p>
      <text:p text:style-name="Text_20_body">![Figure 4: Canonical Contracts Data Flow](file:///mnt/irina_storage/files/temp/playfair/iae_diagrams/04_canonical_contracts.svg)</text:p>
      <text:p text:style-name="Text_20_body"><text:span text:style-name="Emphasis">Figure 4: The five canonical contracts standardize data flow between components, enabling independent evolution while maintaining system coherence.</text:span></text:p>
      <text:p text:style-name="Horizontal_20_Line"/>
      <text:h text:style-name="Heading_20_2" text:outline-level="2">4. Half-MADs: Reusable Capabilities</text:h>
      <text:p text:style-name="Text_20_body"><text:span text:style-name="Strong_20_Emphasis">Half-MADs</text:span> are minimal MADs that provide specific capabilities to all Full MADs via versioned conversation protocols. The seven canonical Half-MADs are:</text:p>
      <text:list text:style-name="L12">
        <text:list-item>
          <text:p text:style-name="P24"><text:span text:style-name="Strong_20_Emphasis">LLM Conductor:</text:span> Provides LLM Orchestra capability—multi-model consultative reasoning for synthesis under uncertainty.</text:p>
        </text:list-item>
        <text:list-item>
          <text:p text:style-name="P24"><text:span text:style-name="Strong_20_Emphasis">Dewey:</text:span> Conversation retrieval from immutable archives. Enables historical query and audit.</text:p>
        </text:list-item>
        <text:list-item>
          <text:p text:style-name="P24"><text:span text:style-name="Strong_20_Emphasis">Godot:</text:span> Active conversation management. Maintains real-time session state.</text:p>
        </text:list-item>
        <text:list-item>
          <text:p text:style-name="P24"><text:span text:style-name="Strong_20_Emphasis">Marco:</text:span> Session orchestration and budgeting. Manages resource allocation and conversation lifecycle.</text:p>
        </text:list-item>
        <text:list-item>
          <text:p text:style-name="P24"><text:span text:style-name="Strong_20_Emphasis">Horace:</text:span> File and artifact catalog with provenance tracking. Versioned storage for all generated artifacts.</text:p>
        </text:list-item>
        <text:list-item>
          <text:p text:style-name="P24"><text:span text:style-name="Strong_20_Emphasis">Gates:</text:span> Document generation with style and compliance enforcement. Produces formatted outputs (PDF, DOCX, ODT).</text:p>
        </text:list-item>
        <text:list-item>
          <text:p text:style-name="P24"><text:span text:style-name="Strong_20_Emphasis">Playfair:</text:span> Diagram and visualization generation. Creates professional graphics from structured specifications.</text:p>
        </text:list-item>
      </text:list>
      <text:p text:style-name="Text_20_body">![Figure 5: Seven Canonical Half-MADs](file:///mnt/irina_storage/files/temp/playfair/iae_diagrams/05_halfmads_ecosystem.svg)</text:p>
      <text:p text:style-name="Text_20_body"><text:span text:style-name="Emphasis">Figure 5: The Half-MADs ecosystem provides reusable capabilities to all Full MADs through standardized conversation protocols.</text:span></text:p>
      <text:h text:style-name="Heading_20_3" text:outline-level="3">4.1 Conversation-First Integration</text:h>
      <text:p text:style-name="Text_20_body">Half-MADs integrate via <text:span text:style-name="Strong_20_Emphasis">conversations, not API calls</text:span>. Benefits:</text:p>
      <text:list text:style-name="L13">
        <text:list-item>
          <text:p text:style-name="P25"><text:span text:style-name="Strong_20_Emphasis">Versioned protocols:</text:span> Schema evolution without breaking changes. </text:p>
        </text:list-item>
        <text:list-item>
          <text:p text:style-name="P25"><text:span text:style-name="Strong_20_Emphasis">Dialogic interaction:</text:span> Multi-turn exchanges enable clarification and refinement. </text:p>
        </text:list-item>
        <text:list-item>
          <text:p text:style-name="P25"><text:span text:style-name="Strong_20_Emphasis">Auditable:</text:span> All conversations archived in Dewey for compliance and debugging. </text:p>
        </text:list-item>
        <text:list-item>
          <text:p text:style-name="P26"><text:span text:style-name="Strong_20_Emphasis">Composable:</text:span> MADs can chain Half-MAD conversations to build complex capabilities. </text:p>
        </text:list-item>
      </text:list>
      <text:p text:style-name="Horizontal_20_Line"/>
      <text:h text:style-name="Heading_20_2" text:outline-level="2">5. Integration Boundaries</text:h>
      <text:p text:style-name="Text_20_body">IAE enforces strict boundaries between components:</text:p>
      <text:list text:style-name="L14">
        <text:list-item>
          <text:p text:style-name="P27"><text:span text:style-name="Strong_20_Emphasis">ICCM → IDE:</text:span> <text:span text:style-name="Source_20_Text">Structured Context</text:span> contract </text:p>
        </text:list-item>
        <text:list-item>
          <text:p text:style-name="P27"><text:span text:style-name="Strong_20_Emphasis">IDE → IEE:</text:span> <text:span text:style-name="Source_20_Text">Decision Package</text:span> contract </text:p>
        </text:list-item>
        <text:list-item>
          <text:p text:style-name="P27"><text:span text:style-name="Strong_20_Emphasis">IEE → State Manager (IAE):</text:span> <text:span text:style-name="Source_20_Text">Execution Outcome Package</text:span> contract </text:p>
        </text:list-item>
        <text:list-item>
          <text:p text:style-name="P27"><text:span text:style-name="Strong_20_Emphasis">All components ↔ State Manager (IAE):</text:span> Versioned APIs </text:p>
        </text:list-item>
        <text:list-item>
          <text:p text:style-name="P28"><text:span text:style-name="Strong_20_Emphasis">MAD ↔ Half-MADs:</text:span> Conversation protocols </text:p>
        </text:list-item>
      </text:list>
      <text:p text:style-name="Text_20_body">These boundaries enable:</text:p>
      <text:list text:style-name="L15">
        <text:list-item>
          <text:p text:style-name="P29"><text:span text:style-name="Strong_20_Emphasis">Independent testing:</text:span> Each component testable in isolation with contract mocks. </text:p>
        </text:list-item>
        <text:list-item>
          <text:p text:style-name="P29"><text:span text:style-name="Strong_20_Emphasis">Incremental deployment:</text:span> Update one component without redeploying the entire system. </text:p>
        </text:list-item>
        <text:list-item>
          <text:p text:style-name="P30"><text:span text:style-name="Strong_20_Emphasis">Heterogeneous implementation:</text:span> Components can use different languages, frameworks, or hosting models. </text:p>
        </text:list-item>
      </text:list>
      <text:p text:style-name="Horizontal_20_Line"/>
      <text:h text:style-name="Heading_20_2" text:outline-level="2">6. Design Principles and Tenets</text:h>
      <text:p text:style-name="Text_20_body">IAE is grounded in five core tenets:</text:p>
      <text:h text:style-name="Heading_20_3" text:outline-level="3">6.1 Separation of Concerns</text:h>
      <text:p text:style-name="Text_20_body">Model-agnostic thinking (Thinking Engine) decouples from domain-specific doing (Doing Engine). This enables independent optimization of deliberation and execution.</text:p>
      <text:h text:style-name="Heading_20_3" text:outline-level="3">6.2 Contracts First</text:h>
      <text:p text:style-name="Text_20_body">Canonical schemas are defined before implementation. All components must honor contract semantics, but implementation details remain private.</text:p>
      <text:h text:style-name="Heading_20_3" text:outline-level="3">6.3 Conversations Over Calls</text:h>
      <text:p text:style-name="Text_20_body">MAD-to-MAD and MAD-to-Half-MAD interactions use versioned conversation protocols, not direct API calls. This supports schema evolution and dialogic refinement.</text:p>
      <text:h text:style-name="Heading_20_3" text:outline-level="3">6.4 State as the Spine</text:h>
      <text:p text:style-name="Text_20_body">The IAE-owned State Manager is the single source of truth for world model, task context, and execution state. All components read and write state through versioned APIs.</text:p>
      <text:h text:style-name="Heading_20_3" text:outline-level="3">6.5 Feedback Loop Centrality</text:h>
      <text:p text:style-name="Text_20_body">The operational feedback loop—decision → execution → outcome → state update → context refresh → better decision—is the primary mechanism for continuous improvement.</text:p>
      <text:p text:style-name="Horizontal_20_Line"/>
      <text:h text:style-name="Heading_20_2" text:outline-level="2">7. Implications for Agent Engineering</text:h>
      <text:h text:style-name="Heading_20_3" text:outline-level="3">7.1 Auditability and Compliance</text:h>
      <text:p text:style-name="Text_20_body">All decisions produce Reasoning Traces stored in the State Manager. Execution outcomes link to their originating decisions. This creates a complete audit trail from context to outcome.</text:p>
      <text:h text:style-name="Heading_20_3" text:outline-level="3">7.2 Safety and Validation</text:h>
      <text:p text:style-name="Text_20_body">Safety assertions in Decision Packages are validated before execution. Execution outcomes include safety validation results and deviation reports. The State Manager preserves pre- and post-execution world versions for rollback.</text:p>
      <text:h text:style-name="Heading_20_3" text:outline-level="3">7.3 Independent Evolution</text:h>
      <text:p text:style-name="Text_20_body">Canonical contracts enable component teams to evolve independently. A new CET implementation, for example, can replace the existing one without changes to IDE or IEE, as long as it produces valid <text:span text:style-name="Source_20_Text">Structured Context</text:span> schemas.</text:p>
      <text:h text:style-name="Heading_20_3" text:outline-level="3">7.4 Scalability and Reuse</text:h>
      <text:p text:style-name="Text_20_body">Half-MADs provide reusable capabilities across all Full MADs. A single LLM Conductor instance, for instance, serves consultative reasoning for hundreds of agents.</text:p>
      <text:p text:style-name="Horizontal_20_Line"/>
      <text:h text:style-name="Heading_20_2" text:outline-level="2">8. Related Work</text:h>
      <text:p text:style-name="Text_20_body"><text:span text:style-name="Emphasis">(To be expanded with academic context and comparisons to existing agent frameworks, cognitive architectures, and decision systems.)</text:span></text:p>
      <text:p text:style-name="Horizontal_20_Line"/>
      <text:h text:style-name="Heading_20_2" text:outline-level="2">9. Conclusion and Future Directions</text:h>
      <text:p text:style-name="Text_20_body">Intelligent Agentic Engineering (IAE) provides a comprehensive discipline for assembling intelligent agents through separation of cognition from action, canonical contracts, and a centralized State Manager. The MAD architecture pattern, produced within IAE, enables independent evolution of components while maintaining system coherence through versioned protocols.</text:p>
      <text:p text:style-name="Text_20_body">The operational feedback loop creates continuous improvement: each execution cycle refines the world model, enriches context quality, and enables better future decisions. Half-MADs provide reusable capabilities across all agents, promoting ecosystem-wide efficiency.</text:p>
      <text:p text:style-name="Text_20_body">Future work includes formal verification of canonical contracts, empirical evaluation of feedback loop convergence, and extension of the Half-MAD ecosystem with domain-specific capabilities.</text:p>
      <text:p text:style-name="Horizontal_20_Line"/>
      <text:h text:style-name="Heading_20_2" text:outline-level="2">Appendix A: Master Glossary</text:h>
      <text:list text:style-name="L16">
        <text:list-item>
          <text:p text:style-name="P31"><text:span text:style-name="Strong_20_Emphasis">IAE (Intelligent Agentic Engineering):</text:span> The overarching discipline for agent assembly, integrating ICCM, IDE, IEE, and IAE-specific components. </text:p>
        </text:list-item>
        <text:list-item>
          <text:p text:style-name="P31"><text:span text:style-name="Strong_20_Emphasis">MAD (Multipurpose Agentic Duo):</text:span> The architecture pattern produced by IAE, separating Thinking Engine from Doing Engine. </text:p>
        </text:list-item>
        <text:list-item>
          <text:p text:style-name="P31"><text:span text:style-name="Strong_20_Emphasis">Full MAD:</text:span> A complete agent assembled from ICCM, IDE, IEE, and IAE components. </text:p>
        </text:list-item>
        <text:list-item>
          <text:p text:style-name="P31"><text:span text:style-name="Strong_20_Emphasis">Half-MAD:</text:span> A minimal MAD providing a reusable capability to other MADs via conversations. </text:p>
        </text:list-item>
        <text:list-item>
          <text:p text:style-name="P31"><text:span text:style-name="Strong_20_Emphasis">Thinking Engine:</text:span> The four cognitive components: CET (ICCM), Rules Engine (IDE), DER (IDE), State Manager (IAE). </text:p>
        </text:list-item>
        <text:list-item>
          <text:p text:style-name="P31"><text:span text:style-name="Strong_20_Emphasis">Doing Engine:</text:span> Domain-specific execution component produced by IEE. </text:p>
        </text:list-item>
        <text:list-item>
          <text:p text:style-name="P31"><text:span text:style-name="Strong_20_Emphasis">State Manager:</text:span> IAE-owned authoritative memory system (World Model, Task Context, Execution State). </text:p>
        </text:list-item>
        <text:list-item>
          <text:p text:style-name="P31"><text:span text:style-name="Strong_20_Emphasis">Canonical Contracts:</text:span> The five core data schemas: Structured Context, Rule Engine Output, Decision Package, Execution Outcome Package, Reasoning Trace. </text:p>
        </text:list-item>
        <text:list-item>
          <text:p text:style-name="P31"><text:span text:style-name="Strong_20_Emphasis">CET (Context Engineering Transformation):</text:span> ICCM component transforming raw inputs into structured context. </text:p>
        </text:list-item>
        <text:list-item>
          <text:p text:style-name="P31"><text:span text:style-name="Strong_20_Emphasis">DER (Decision Engine for Reasoning):</text:span> IDE component for synthesis under uncertainty and multi-objective arbitration. </text:p>
        </text:list-item>
        <text:list-item>
          <text:p text:style-name="P31"><text:span text:style-name="Strong_20_Emphasis">LLM Conductor:</text:span> Half-MAD providing LLM Orchestra (multi-model consultative reasoning). </text:p>
        </text:list-item>
        <text:list-item>
          <text:p text:style-name="P31"><text:span text:style-name="Strong_20_Emphasis">Dewey:</text:span> Half-MAD for conversation retrieval (immutable archives). </text:p>
        </text:list-item>
        <text:list-item>
          <text:p text:style-name="P31"><text:span text:style-name="Strong_20_Emphasis">Godot:</text:span> Half-MAD for active conversation management. </text:p>
        </text:list-item>
        <text:list-item>
          <text:p text:style-name="P31"><text:span text:style-name="Strong_20_Emphasis">Marco:</text:span> Half-MAD for session orchestration and budgeting. </text:p>
        </text:list-item>
        <text:list-item>
          <text:p text:style-name="P31"><text:span text:style-name="Strong_20_Emphasis">Horace:</text:span> Half-MAD for file and artifact catalog with provenance. </text:p>
        </text:list-item>
        <text:list-item>
          <text:p text:style-name="P31"><text:span text:style-name="Strong_20_Emphasis">Gates:</text:span> Half-MAD for document generation with style/compliance. </text:p>
        </text:list-item>
        <text:list-item>
          <text:p text:style-name="P32"><text:span text:style-name="Strong_20_Emphasis">Playfair:</text:span> Half-MAD for diagram and visualization generation. </text:p>
        </text:list-item>
      </text:list>
      <text:p text:style-name="Horizontal_20_Line"/>
      <text:h text:style-name="Heading_20_2" text:outline-level="2">Appendix B: Diagram References</text:h>
      <text:p text:style-name="Text_20_body">All diagrams generated using Playfair visualization system and stored in Horace catalog:</text:p>
      <text:list text:style-name="L17">
        <text:list-item>
          <text:p text:style-name="P33"><text:span text:style-name="Strong_20_Emphasis">Figure 1:</text:span> MAD Architecture (<text:span text:style-name="Source_20_Text">01_mad_architecture.svg</text:span>) </text:p>
        </text:list-item>
        <text:list-item>
          <text:p text:style-name="P33"><text:span text:style-name="Strong_20_Emphasis">Figure 2:</text:span> Quaternary Structure (<text:span text:style-name="Source_20_Text">02_quaternary_structure.svg</text:span>) </text:p>
        </text:list-item>
        <text:list-item>
          <text:p text:style-name="P33"><text:span text:style-name="Strong_20_Emphasis">Figure 3:</text:span> Operational Feedback Loop (<text:span text:style-name="Source_20_Text">03_feedback_loop.svg</text:span>) </text:p>
        </text:list-item>
        <text:list-item>
          <text:p text:style-name="P33"><text:span text:style-name="Strong_20_Emphasis">Figure 4:</text:span> Canonical Contracts (<text:span text:style-name="Source_20_Text">04_canonical_contracts.svg</text:span>) </text:p>
        </text:list-item>
        <text:list-item>
          <text:p text:style-name="P34"><text:span text:style-name="Strong_20_Emphasis">Figure 5:</text:span> Half-MADs Ecosystem (<text:span text:style-name="Source_20_Text">05_halfmads_ecosystem.svg</text:span>) </text:p>
        </text:list-item>
      </text:list>
      <text:p text:style-name="Horizontal_20_Line"/>
      <text:p text:style-name="Text_20_body"><text:span text:style-name="Strong_20_Emphasis">Document Generated:</text:span> October 6, 2025 <text:span text:style-name="Strong_20_Emphasis">Generation Tools:</text:span> Playfair (diagrams), Gates (formatting) <text:span text:style-name="Strong_20_Emphasis">Revision History:</text:span> v1.0 (initial), v1.1 (quaternary structure, State Manager specification, canonical contracts v1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1in" fo:margin-top="1in" fo:margin-bottom="1in" style:contextual-spacing="false" fo:line-height="150%"/>
      <style:text-properties style:font-name="Liberation Serif1" fo:font-family="'Liberation Serif', serif" fo:font-size="12pt" style:font-name-asian="Liberation Serif1" style:font-family-asian="'Liberation Serif', serif" style:font-size-asian="12pt" style:font-name-complex="Liberation Serif1" style:font-family-complex="'Liberation Serif', serif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</style:style>
    <style:style style:name="Heading_20_1" style:display-name="Heading 1" style:family="paragraph" style:parent-style-name="Heading" style:next-style-name="Text_20_body" style:class="chapter">
      <style:text-properties fo:font-size="18pt" fo:font-weight="bold" style:font-size-asian="18pt" style:font-weight-asian="bold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name-asian="Liberation Sans1" style:font-family-asian="'Liberation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Liberation Sans1" style:font-family-asian="'Liberation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2pt" fo:font-weight="bold" style:font-name-asian="Liberation Sans1" style:font-family-asian="'Liberation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12pt" fo:font-weight="bold" style:font-name-asian="Liberation Sans1" style:font-family-asian="'Liberation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1in" fo:margin-bottom="0in" style:contextual-spacing="false" fo:line-height="100%"/>
      <style:text-properties style:font-name="Liberation Mono" fo:font-family="'Liberation Mono', monospace" fo:font-size="10pt" style:font-name-asian="Liberation Mono" style:font-family-asian="'Liberation Mono', monospace" style:font-size-asian="10pt" style:font-name-complex="Liberation Mono" style:font-family-complex="'Liberation Mono', monospace" style:font-size-complex="10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, monospace" fo:font-size="10pt" fo:background-color="#f5f5f5" style:font-name-asian="Liberation Mono" style:font-family-asian="'Liberation Mono', monospace" style:font-size-asian="10pt" style:font-name-complex="Liberation Mono" style:font-family-complex="'Liberation Mono', monospac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Intelligent Agentic Engineering (IAE): A Unified Discipline for Agent Assembly</dc:title>
    <meta:initial-creator>Council of Elders</meta:initial-creator>
    <meta:document-statistic meta:table-count="0" meta:image-count="0" meta:object-count="0" meta:page-count="1" meta:paragraph-count="237" meta:word-count="2051" meta:character-count="16621" meta:non-whitespace-character-count="14680"/>
    <meta:generator>LibreOffice/25.2.5.2$Linux_X86_64 LibreOffice_project/520$Build-2</meta:generator>
    <meta:user-defined meta:name=""/>
    <meta:user-defined meta:name="date">October 6, 2025</meta:user-defined>
  </office:meta>
</office:document-meta>
</file>